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499cm" fo:min-width="11.249cm" draw:shadow="visible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1.749cm" svg:height="7.749cm" svg:x="4.501cm" svg:y="2.251cm">
          <text:p text:style-name="P1">Assu-CR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749cm" svg:height="7.749cm" svg:x="4.601cm" svg:y="12.051cm">
          <text:p text:style-name="P1">InformatisationAssu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6:24:28.516421198</meta:creation-date>
    <dc:date>2024-05-21T18:45:25.443874562</dc:date>
    <meta:editing-duration>PT1H52M40S</meta:editing-duration>
    <meta:editing-cycles>3</meta:editing-cycles>
    <meta:generator>LibreOffice/7.6.6.3$Linux_X86_64 LibreOffice_project/60$Build-3</meta:generator>
    <meta:document-statistic meta:object-count="2"/>
  </office:meta>
</office:document-meta>
</file>